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345202336254" calcext:value-type="float">
            <text:p>2.25345</text:p>
          </table:table-cell>
          <table:table-cell office:value-type="float" office:value="2.39305162703379" calcext:value-type="float">
            <text:p>2.39305</text:p>
          </table:table-cell>
          <table:table-cell office:value-type="float" office:value="4.51025406758448" calcext:value-type="float">
            <text:p>4.5102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86013767209" calcext:value-type="float">
            <text:p>2.25686</text:p>
          </table:table-cell>
          <table:table-cell office:value-type="float" office:value="2.39219221944097" calcext:value-type="float">
            <text:p>2.39219</text:p>
          </table:table-cell>
          <table:table-cell office:value-type="float" office:value="4.50637546933667" calcext:value-type="float">
            <text:p>4.5063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666896062729" calcext:value-type="float">
            <text:p>2.36667</text:p>
          </table:table-cell>
          <table:table-cell office:value-type="float" office:value="2.60691858525192" calcext:value-type="float">
            <text:p>2.60692</text:p>
          </table:table-cell>
          <table:table-cell office:value-type="float" office:value="5.48733983983984" calcext:value-type="float">
            <text:p>5.4873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4708052013" calcext:value-type="float">
            <text:p>2.27947</text:p>
          </table:table-cell>
          <table:table-cell office:value-type="float" office:value="2.36169761190298" calcext:value-type="float">
            <text:p>2.3617</text:p>
          </table:table-cell>
          <table:table-cell office:value-type="float" office:value="4.06394348587147" calcext:value-type="float">
            <text:p>4.0639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884697197197" calcext:value-type="float">
            <text:p>2.35885</text:p>
          </table:table-cell>
          <table:table-cell office:value-type="float" office:value="2.60156104020687" calcext:value-type="float">
            <text:p>2.60156</text:p>
          </table:table-cell>
          <table:table-cell office:value-type="float" office:value="5.45547547547548" calcext:value-type="float">
            <text:p>5.4554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846034425273" calcext:value-type="float">
            <text:p>2.27846</text:p>
          </table:table-cell>
          <table:table-cell office:value-type="float" office:value="2.34561984246062" calcext:value-type="float">
            <text:p>2.34562</text:p>
          </table:table-cell>
          <table:table-cell office:value-type="float" office:value="4.10797449362341" calcext:value-type="float">
            <text:p>4.1079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4660995747" calcext:value-type="float">
            <text:p>2.22715</text:p>
          </table:table-cell>
          <table:table-cell office:value-type="float" office:value="2.33960897756651" calcext:value-type="float">
            <text:p>2.33961</text:p>
          </table:table-cell>
          <table:table-cell office:value-type="float" office:value="3.5275694270703" calcext:value-type="float">
            <text:p>3.5275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31690464262" calcext:value-type="float">
            <text:p>2.20132</text:p>
          </table:table-cell>
          <table:table-cell office:value-type="float" office:value="2.33571058784235" calcext:value-type="float">
            <text:p>2.33571</text:p>
          </table:table-cell>
          <table:table-cell office:value-type="float" office:value="3.36384894789579" calcext:value-type="float">
            <text:p>3.36385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17347194389" calcext:value-type="float">
            <text:p>2.19517</text:p>
          </table:table-cell>
          <table:table-cell office:value-type="float" office:value="2.32808992985972" calcext:value-type="float">
            <text:p>2.32809</text:p>
          </table:table-cell>
          <table:table-cell office:value-type="float" office:value="3.33341432865731" calcext:value-type="float">
            <text:p>3.3334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100971562005" calcext:value-type="float">
            <text:p>2.21101</text:p>
          </table:table-cell>
          <table:table-cell office:value-type="float" office:value="2.32718184471687" calcext:value-type="float">
            <text:p>2.32718</text:p>
          </table:table-cell>
          <table:table-cell office:value-type="float" office:value="3.54295096322242" calcext:value-type="float">
            <text:p>3.5429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19364523393" calcext:value-type="float">
            <text:p>2.14319</text:p>
          </table:table-cell>
          <table:table-cell office:value-type="float" office:value="2.31051715870236" calcext:value-type="float">
            <text:p>2.31052</text:p>
          </table:table-cell>
          <table:table-cell office:value-type="float" office:value="3.01637353014761" calcext:value-type="float">
            <text:p>3.0163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09590526228" calcext:value-type="float">
            <text:p>2.1601</text:p>
          </table:table-cell>
          <table:table-cell office:value-type="float" office:value="2.30254326161288" calcext:value-type="float">
            <text:p>2.30254</text:p>
          </table:table-cell>
          <table:table-cell office:value-type="float" office:value="2.97879159369527" calcext:value-type="float">
            <text:p>2.978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499478384243" calcext:value-type="float">
            <text:p>2.28499</text:p>
          </table:table-cell>
          <table:table-cell office:value-type="float" office:value="2.29776508512769" calcext:value-type="float">
            <text:p>2.29777</text:p>
          </table:table-cell>
          <table:table-cell office:value-type="float" office:value="3.32747621432148" calcext:value-type="float">
            <text:p>3.3274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064999165206" calcext:value-type="float">
            <text:p>2.29065</text:p>
          </table:table-cell>
          <table:table-cell office:value-type="float" office:value="2.39869646882044" calcext:value-type="float">
            <text:p>2.3987</text:p>
          </table:table-cell>
          <table:table-cell office:value-type="float" office:value="4.03984472827448" calcext:value-type="float">
            <text:p>4.0398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778195174889" calcext:value-type="float">
            <text:p>2.28778</text:p>
          </table:table-cell>
          <table:table-cell office:value-type="float" office:value="2.40544609316304" calcext:value-type="float">
            <text:p>2.40545</text:p>
          </table:table-cell>
          <table:table-cell office:value-type="float" office:value="3.95362634610569" calcext:value-type="float">
            <text:p>3.9536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8129412869304" calcext:value-type="float">
            <text:p>2.28129</text:p>
          </table:table-cell>
          <table:table-cell office:value-type="float" office:value="2.28318175179436" calcext:value-type="float">
            <text:p>2.28318</text:p>
          </table:table-cell>
          <table:table-cell office:value-type="float" office:value="3.33584626940411" calcext:value-type="float">
            <text:p>3.3358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63888193053" calcext:value-type="float">
            <text:p>2.15064</text:p>
          </table:table-cell>
          <table:table-cell office:value-type="float" office:value="2.26888088677355" calcext:value-type="float">
            <text:p>2.26888</text:p>
          </table:table-cell>
          <table:table-cell office:value-type="float" office:value="2.72784068136273" calcext:value-type="float">
            <text:p>2.7278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933032732131" calcext:value-type="float">
            <text:p>2.15933</text:p>
          </table:table-cell>
          <table:table-cell office:value-type="float" office:value="2.26432803106212" calcext:value-type="float">
            <text:p>2.26433</text:p>
          </table:table-cell>
          <table:table-cell office:value-type="float" office:value="2.74196893787575" calcext:value-type="float">
            <text:p>2.74197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05725127179" calcext:value-type="float">
            <text:p>2.26106</text:p>
          </table:table-cell>
          <table:table-cell office:value-type="float" office:value="2.41260487031941" calcext:value-type="float">
            <text:p>2.4126</text:p>
          </table:table-cell>
          <table:table-cell office:value-type="float" office:value="3.84300975731799" calcext:value-type="float">
            <text:p>3.8430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63267050192" calcext:value-type="float">
            <text:p>2.25763</text:p>
          </table:table-cell>
          <table:table-cell office:value-type="float" office:value="2.39284350508588" calcext:value-type="float">
            <text:p>2.39284</text:p>
          </table:table-cell>
          <table:table-cell office:value-type="float" office:value="3.78288144072036" calcext:value-type="float">
            <text:p>3.7828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86791312323" calcext:value-type="float">
            <text:p>2.25687</text:p>
          </table:table-cell>
          <table:table-cell office:value-type="float" office:value="2.40807007670502" calcext:value-type="float">
            <text:p>2.40807</text:p>
          </table:table-cell>
          <table:table-cell office:value-type="float" office:value="3.98575162581291" calcext:value-type="float">
            <text:p>3.985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66614570309" calcext:value-type="float">
            <text:p>2.25667</text:p>
          </table:table-cell>
          <table:table-cell office:value-type="float" office:value="2.27045771859632" calcext:value-type="float">
            <text:p>2.27046</text:p>
          </table:table-cell>
          <table:table-cell office:value-type="float" office:value="3.36665791447862" calcext:value-type="float">
            <text:p>3.3666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3004721317" calcext:value-type="float">
            <text:p>2.2543</text:p>
          </table:table-cell>
          <table:table-cell office:value-type="float" office:value="2.43166039943177" calcext:value-type="float">
            <text:p>2.43166</text:p>
          </table:table-cell>
          <table:table-cell office:value-type="float" office:value="4.21703309100025" calcext:value-type="float">
            <text:p>4.2170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67779723195" calcext:value-type="float">
            <text:p>2.25268</text:p>
          </table:table-cell>
          <table:table-cell office:value-type="float" office:value="2.41601258962815" calcext:value-type="float">
            <text:p>2.41601</text:p>
          </table:table-cell>
          <table:table-cell office:value-type="float" office:value="3.98633566783392" calcext:value-type="float">
            <text:p>3.986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32620655164" calcext:value-type="float">
            <text:p>2.25233</text:p>
          </table:table-cell>
          <table:table-cell office:value-type="float" office:value="2.26769869550721" calcext:value-type="float">
            <text:p>2.2677</text:p>
          </table:table-cell>
          <table:table-cell office:value-type="float" office:value="3.35139659914979" calcext:value-type="float">
            <text:p>3.351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17264882441" calcext:value-type="float">
            <text:p>2.25217</text:p>
          </table:table-cell>
          <table:table-cell office:value-type="float" office:value="2.4089406161414" calcext:value-type="float">
            <text:p>2.40894</text:p>
          </table:table-cell>
          <table:table-cell office:value-type="float" office:value="3.77066408204102" calcext:value-type="float">
            <text:p>3.7706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23460349294" calcext:value-type="float">
            <text:p>2.25023</text:p>
          </table:table-cell>
          <table:table-cell office:value-type="float" office:value="2.28292627642684" calcext:value-type="float">
            <text:p>2.28293</text:p>
          </table:table-cell>
          <table:table-cell office:value-type="float" office:value="3.61989847079469" calcext:value-type="float">
            <text:p>3.619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495821843403" calcext:value-type="float">
            <text:p>2.24496</text:p>
          </table:table-cell>
          <table:table-cell office:value-type="float" office:value="2.44280615442467" calcext:value-type="float">
            <text:p>2.44281</text:p>
          </table:table-cell>
          <table:table-cell office:value-type="float" office:value="4.20362998245174" calcext:value-type="float">
            <text:p>4.2036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31778000167" calcext:value-type="float">
            <text:p>2.24232</text:p>
          </table:table-cell>
          <table:table-cell office:value-type="float" office:value="2.40780637561504" calcext:value-type="float">
            <text:p>2.40781</text:p>
          </table:table-cell>
          <table:table-cell office:value-type="float" office:value="3.82602451838879" calcext:value-type="float">
            <text:p>3.8260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36757332665" calcext:value-type="float">
            <text:p>2.24037</text:p>
          </table:table-cell>
          <table:table-cell office:value-type="float" office:value="2.29727646862204" calcext:value-type="float">
            <text:p>2.29728</text:p>
          </table:table-cell>
          <table:table-cell office:value-type="float" office:value="3.61445099022311" calcext:value-type="float">
            <text:p>3.6144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24255691769" calcext:value-type="float">
            <text:p>2.22924</text:p>
          </table:table-cell>
          <table:table-cell office:value-type="float" office:value="2.35603775748478" calcext:value-type="float">
            <text:p>2.35604</text:p>
          </table:table-cell>
          <table:table-cell office:value-type="float" office:value="3.59252314235677" calcext:value-type="float">
            <text:p>3.5925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755367266967" calcext:value-type="float">
            <text:p>2.22755</text:p>
          </table:table-cell>
          <table:table-cell office:value-type="float" office:value="2.31072682174421" calcext:value-type="float">
            <text:p>2.31073</text:p>
          </table:table-cell>
          <table:table-cell office:value-type="float" office:value="3.85483991995998" calcext:value-type="float">
            <text:p>3.8548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514031356851" calcext:value-type="float">
            <text:p>2.22514</text:p>
          </table:table-cell>
          <table:table-cell office:value-type="float" office:value="2.37122581519473" calcext:value-type="float">
            <text:p>2.37123</text:p>
          </table:table-cell>
          <table:table-cell office:value-type="float" office:value="3.5933912934701" calcext:value-type="float">
            <text:p>3.593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49254946156" calcext:value-type="float">
            <text:p>2.22449</text:p>
          </table:table-cell>
          <table:table-cell office:value-type="float" office:value="2.33047322397529" calcext:value-type="float">
            <text:p>2.33047</text:p>
          </table:table-cell>
          <table:table-cell office:value-type="float" office:value="3.65481217129977" calcext:value-type="float">
            <text:p>3.6548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432080623645" calcext:value-type="float">
            <text:p>2.22432</text:p>
          </table:table-cell>
          <table:table-cell office:value-type="float" office:value="2.31046981824245" calcext:value-type="float">
            <text:p>2.31047</text:p>
          </table:table-cell>
          <table:table-cell office:value-type="float" office:value="3.83913456728364" calcext:value-type="float">
            <text:p>3.8391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32132132132" calcext:value-type="float">
            <text:p>2.21132</text:p>
          </table:table-cell>
          <table:table-cell office:value-type="float" office:value="2.30922620537204" calcext:value-type="float">
            <text:p>2.30923</text:p>
          </table:table-cell>
          <table:table-cell office:value-type="float" office:value="3.30292667667668" calcext:value-type="float">
            <text:p>3.3029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61545204107" calcext:value-type="float">
            <text:p>2.21062</text:p>
          </table:table-cell>
          <table:table-cell office:value-type="float" office:value="2.32734378913098" calcext:value-type="float">
            <text:p>2.32734</text:p>
          </table:table-cell>
          <table:table-cell office:value-type="float" office:value="3.6317756073128" calcext:value-type="float">
            <text:p>3.6317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80636825873" calcext:value-type="float">
            <text:p>2.20881</text:p>
          </table:table-cell>
          <table:table-cell office:value-type="float" office:value="2.38132272651496" calcext:value-type="float">
            <text:p>2.38132</text:p>
          </table:table-cell>
          <table:table-cell office:value-type="float" office:value="3.64496999249812" calcext:value-type="float">
            <text:p>3.6449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616147397397" calcext:value-type="float">
            <text:p>2.20616</text:p>
          </table:table-cell>
          <table:table-cell office:value-type="float" office:value="2.30225684017351" calcext:value-type="float">
            <text:p>2.30226</text:p>
          </table:table-cell>
          <table:table-cell office:value-type="float" office:value="3.28996371371371" calcext:value-type="float">
            <text:p>3.2899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595436160454" calcext:value-type="float">
            <text:p>2.20595</text:p>
          </table:table-cell>
          <table:table-cell office:value-type="float" office:value="2.44011727545659" calcext:value-type="float">
            <text:p>2.44012</text:p>
          </table:table-cell>
          <table:table-cell office:value-type="float" office:value="3.44890167625719" calcext:value-type="float">
            <text:p>3.448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47237511467" calcext:value-type="float">
            <text:p>2.19747</text:p>
          </table:table-cell>
          <table:table-cell office:value-type="float" office:value="2.44057261696272" calcext:value-type="float">
            <text:p>2.44057</text:p>
          </table:table-cell>
          <table:table-cell office:value-type="float" office:value="3.41566925193895" calcext:value-type="float">
            <text:p>3.4156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578290405935" calcext:value-type="float">
            <text:p>2.19578</text:p>
          </table:table-cell>
          <table:table-cell office:value-type="float" office:value="2.39557264316079" calcext:value-type="float">
            <text:p>2.39557</text:p>
          </table:table-cell>
          <table:table-cell office:value-type="float" office:value="3.6861615403851" calcext:value-type="float">
            <text:p>3.686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88043024227" calcext:value-type="float">
            <text:p>2.19388</text:p>
          </table:table-cell>
          <table:table-cell office:value-type="float" office:value="2.2508787593985" calcext:value-type="float">
            <text:p>2.25088</text:p>
          </table:table-cell>
          <table:table-cell office:value-type="float" office:value="3.49701754385965" calcext:value-type="float">
            <text:p>3.49702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53233675256" calcext:value-type="float">
            <text:p>2.19353</text:p>
          </table:table-cell>
          <table:table-cell office:value-type="float" office:value="2.25744975398215" calcext:value-type="float">
            <text:p>2.25745</text:p>
          </table:table-cell>
          <table:table-cell office:value-type="float" office:value="3.33296347260445" calcext:value-type="float">
            <text:p>3.3329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96922016048" calcext:value-type="float">
            <text:p>2.19297</text:p>
          </table:table-cell>
          <table:table-cell office:value-type="float" office:value="2.28081975091942" calcext:value-type="float">
            <text:p>2.28082</text:p>
          </table:table-cell>
          <table:table-cell office:value-type="float" office:value="3.03637036108325" calcext:value-type="float">
            <text:p>3.03637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07873620863" calcext:value-type="float">
            <text:p>2.18708</text:p>
          </table:table-cell>
          <table:table-cell office:value-type="float" office:value="2.2704037111334" calcext:value-type="float">
            <text:p>2.2704</text:p>
          </table:table-cell>
          <table:table-cell office:value-type="float" office:value="3.01467151454363" calcext:value-type="float">
            <text:p>3.01467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25260612126" calcext:value-type="float">
            <text:p>2.18625</text:p>
          </table:table-cell>
          <table:table-cell office:value-type="float" office:value="2.25829132265866" calcext:value-type="float">
            <text:p>2.25829</text:p>
          </table:table-cell>
          <table:table-cell office:value-type="float" office:value="3.42345384038029" calcext:value-type="float">
            <text:p>3.4234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3012018027" calcext:value-type="float">
            <text:p>2.2233</text:p>
          </table:table-cell>
          <table:table-cell office:value-type="float" office:value="2.18184620681022" calcext:value-type="float">
            <text:p>2.18185</text:p>
          </table:table-cell>
          <table:table-cell office:value-type="float" office:value="3.14834251377066" calcext:value-type="float">
            <text:p>3.1483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536591478697" calcext:value-type="float">
            <text:p>2.17537</text:p>
          </table:table-cell>
          <table:table-cell office:value-type="float" office:value="2.24878999582289" calcext:value-type="float">
            <text:p>2.24879</text:p>
          </table:table-cell>
          <table:table-cell office:value-type="float" office:value="3.45629824561404" calcext:value-type="float">
            <text:p>3.4563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198839926556" calcext:value-type="float">
            <text:p>2.23199</text:p>
          </table:table-cell>
          <table:table-cell office:value-type="float" office:value="2.17211379569354" calcext:value-type="float">
            <text:p>2.17211</text:p>
          </table:table-cell>
          <table:table-cell office:value-type="float" office:value="3.18115548322484" calcext:value-type="float">
            <text:p>3.1811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846179512846" calcext:value-type="float">
            <text:p>2.16846</text:p>
          </table:table-cell>
          <table:table-cell office:value-type="float" office:value="2.03126762178845" calcext:value-type="float">
            <text:p>2.03127</text:p>
          </table:table-cell>
          <table:table-cell office:value-type="float" office:value="2.37642892892893" calcext:value-type="float">
            <text:p>2.3764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734024125553" calcext:value-type="float">
            <text:p>2.16734</text:p>
          </table:table-cell>
          <table:table-cell office:value-type="float" office:value="2.31335128140913" calcext:value-type="float">
            <text:p>2.31335</text:p>
          </table:table-cell>
          <table:table-cell office:value-type="float" office:value="2.96042324067117" calcext:value-type="float">
            <text:p>2.9604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488874290958" calcext:value-type="float">
            <text:p>2.14489</text:p>
          </table:table-cell>
          <table:table-cell office:value-type="float" office:value="2.16057672255589" calcext:value-type="float">
            <text:p>2.16058</text:p>
          </table:table-cell>
          <table:table-cell office:value-type="float" office:value="2.81687062062062" calcext:value-type="float">
            <text:p>2.816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35691941942" calcext:value-type="float">
            <text:p>2.16036</text:p>
          </table:table-cell>
          <table:table-cell office:value-type="float" office:value="2.02375542208876" calcext:value-type="float">
            <text:p>2.02376</text:p>
          </table:table-cell>
          <table:table-cell office:value-type="float" office:value="2.39026526526527" calcext:value-type="float">
            <text:p>2.3902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11566073963" calcext:value-type="float">
            <text:p>2.15812</text:p>
          </table:table-cell>
          <table:table-cell office:value-type="float" office:value="2.30555200768011" calcext:value-type="float">
            <text:p>2.30555</text:p>
          </table:table-cell>
          <table:table-cell office:value-type="float" office:value="2.97029426496369" calcext:value-type="float">
            <text:p>2.9702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2759999582916" calcext:value-type="float">
            <text:p>2.1276</text:p>
          </table:table-cell>
          <table:table-cell office:value-type="float" office:value="2.15055951785118" calcext:value-type="float">
            <text:p>2.15056</text:p>
          </table:table-cell>
          <table:table-cell office:value-type="float" office:value="2.83971096096096" calcext:value-type="float">
            <text:p>2.8397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759283570893" calcext:value-type="float">
            <text:p>2.14759</text:p>
          </table:table-cell>
          <table:table-cell office:value-type="float" office:value="2.3685022297241" calcext:value-type="float">
            <text:p>2.3685</text:p>
          </table:table-cell>
          <table:table-cell office:value-type="float" office:value="3.08437484371093" calcext:value-type="float">
            <text:p>3.0843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3667949199199" calcext:value-type="float">
            <text:p>2.13668</text:p>
          </table:table-cell>
          <table:table-cell office:value-type="float" office:value="2.24608546046046" calcext:value-type="float">
            <text:p>2.24609</text:p>
          </table:table-cell>
          <table:table-cell office:value-type="float" office:value="2.79121871871872" calcext:value-type="float">
            <text:p>2.7912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82029946613" calcext:value-type="float">
            <text:p>2.13582</text:p>
          </table:table-cell>
          <table:table-cell office:value-type="float" office:value="2.22908262429096" calcext:value-type="float">
            <text:p>2.22908</text:p>
          </table:table-cell>
          <table:table-cell office:value-type="float" office:value="2.7427515015015" calcext:value-type="float">
            <text:p>2.7427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20051887972" calcext:value-type="float">
            <text:p>2.13201</text:p>
          </table:table-cell>
          <table:table-cell office:value-type="float" office:value="2.34951998416271" calcext:value-type="float">
            <text:p>2.34952</text:p>
          </table:table-cell>
          <table:table-cell office:value-type="float" office:value="3.10186921730433" calcext:value-type="float">
            <text:p>3.1018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0" calcext:value-type="float">
            <text:p>0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44:21.635094673</dc:date>
    <meta:document-statistic meta:table-count="1" meta:cell-count="4638" meta:object-count="0"/>
    <meta:generator>LibreOffice/4.2.8.2$Linux_X86_64 LibreOffice_project/420m0$Build-2</meta:generator>
  </office:meta>
</office:document-meta>
</file>